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C02FC580A6675EC.png" manifest:media-type="image/png"/>
  <manifest:file-entry manifest:full-path="Pictures/100002010000028A0000038486405B81428A17A7.png" manifest:media-type="image/png"/>
  <manifest:file-entry manifest:full-path="Pictures/10000201000003AB000002E67CB707C2090CC1E4.png" manifest:media-type="image/png"/>
  <manifest:file-entry manifest:full-path="Pictures/1000020100000280000001E0BF897258220566EB.png" manifest:media-type="image/png"/>
  <manifest:file-entry manifest:full-path="Pictures/10000201000003E80000015E7F0BFC83B2B83A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0cm, 0.32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7cm, 1.398cm, 0.636cm, 4.54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9cm, 1.394cm, 1.219cm, 1.275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859cm" svg:height="8cm" svg:x="0.055cm" svg:y="8.437cm">
          <draw:image xlink:href="Pictures/10000201000003E80000015E7F0BFC83B2B83AE6.png" xlink:type="simple" xlink:show="embed" xlink:actuate="onLoad" loext:mime-type="image/png">
            <text:p/>
          </draw:image>
        </draw:frame>
        <draw:frame draw:style-name="gr2" draw:text-style-name="P2" draw:layer="layout" svg:width="22.179cm" svg:height="17.526cm" svg:x="-22.86cm" svg:y="0.127cm">
          <draw:image xlink:href="Pictures/10000201000003AB000002E67CB707C2090CC1E4.png" xlink:type="simple" xlink:show="embed" xlink:actuate="onLoad" loext:mime-type="image/png">
            <text:p/>
          </draw:image>
        </draw:frame>
        <draw:frame draw:style-name="gr3" draw:text-style-name="P2" draw:layer="layout" svg:width="11.43cm" svg:height="16.51cm" svg:x="-16.51cm" svg:y="8.254cm">
          <draw:image xlink:href="Pictures/100002010000028A0000038486405B81428A17A7.png" xlink:type="simple" xlink:show="embed" xlink:actuate="onLoad" loext:mime-type="image/png">
            <text:p/>
          </draw:image>
        </draw:frame>
        <draw:frame draw:style-name="gr4" draw:text-style-name="P2" draw:layer="layout" svg:width="9.271cm" svg:height="8.447cm" svg:x="0.127cm" svg:y="0.154cm">
          <draw:image xlink:href="Pictures/1000020100000280000001E0BF897258220566EB.png" xlink:type="simple" xlink:show="embed" xlink:actuate="onLoad" loext:mime-type="image/png">
            <text:p/>
          </draw:image>
        </draw:frame>
        <draw:frame draw:style-name="gr5" draw:text-style-name="P3" draw:layer="layout" svg:width="1.143cm" svg:height="1.27cm" svg:x="0.081cm" svg:y="0.1cm">
          <draw:text-box>
            <text:p>A</text:p>
          </draw:text-box>
        </draw:frame>
        <draw:frame draw:style-name="gr5" draw:text-style-name="P3" draw:layer="layout" svg:width="1.143cm" svg:height="1.27cm" svg:x="9.382cm" svg:y="0.1cm">
          <draw:text-box>
            <text:p>B</text:p>
          </draw:text-box>
        </draw:frame>
        <draw:frame draw:style-name="gr6" draw:text-style-name="P4" draw:layer="layout" svg:width="2.502cm" svg:height="1.433cm" svg:x="14.543cm" svg:y="3.383cm">
          <draw:text-box>
            <text:p><text:span text:style-name="T1">Snake River </text:span></text:p>
            <text:p text:style-name="P1"><text:span text:style-name="T1">Plain</text:span></text:p>
          </draw:text-box>
        </draw:frame>
        <draw:frame draw:style-name="gr7" draw:text-style-name="P2" draw:layer="layout" svg:width="12.819cm" svg:height="8.381cm" svg:x="10.034cm" svg:y="0.301cm">
          <draw:image xlink:href="Pictures/1000020100000280000001E08C02FC580A6675EC.png" xlink:type="simple" xlink:show="embed" xlink:actuate="onLoad" loext:mime-type="image/png">
            <text:p/>
          </draw:image>
        </draw:frame>
        <draw:frame draw:style-name="gr5" draw:text-style-name="P3" draw:layer="layout" svg:width="1.143cm" svg:height="1.27cm" svg:x="0.083cm" svg:y="8.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23:24:03.008502103</meta:creation-date>
    <dc:date>2023-08-13T03:50:34.081977967</dc:date>
    <meta:editing-duration>PT7M30S</meta:editing-duration>
    <meta:editing-cycles>5</meta:editing-cycles>
    <meta:generator>LibreOffice/6.4.7.2$Linux_X86_64 LibreOffice_project/40$Build-2</meta:generator>
    <meta:document-statistic meta:object-count="9"/>
  </office:meta>
</office:document-meta>
</file>